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363cm" table:align="margins"/>
    </style:style>
    <style:style style:name="Table1.A" style:family="table-column">
      <style:table-column-properties style:column-width="3.067cm" style:rel-column-width="13999*"/>
    </style:style>
    <style:style style:name="Table1.B" style:family="table-column">
      <style:table-column-properties style:column-width="3.468cm" style:rel-column-width="15823*"/>
    </style:style>
    <style:style style:name="Table1.C" style:family="table-column">
      <style:table-column-properties style:column-width="3.907cm" style:rel-column-width="17828*"/>
    </style:style>
    <style:style style:name="Table1.D" style:family="table-column">
      <style:table-column-properties style:column-width="1.933cm" style:rel-column-width="8824*"/>
    </style:style>
    <style:style style:name="Table1.E" style:family="table-column">
      <style:table-column-properties style:column-width="1.986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3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4" style:family="paragraph" style:parent-style-name="Table_20_Contents">
      <style:text-properties fo:font-size="8pt" officeooo:rsid="000bc04d" officeooo:paragraph-rsid="00100c54" style:font-size-asian="8pt" style:font-size-complex="8pt"/>
    </style:style>
    <style:style style:name="P5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6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7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8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9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0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1" style:family="paragraph" style:parent-style-name="Table_20_Contents">
      <style:text-properties fo:font-size="8pt" officeooo:rsid="00128de0" officeooo:paragraph-rsid="0008c481" style:font-size-asian="8pt" style:font-size-complex="8pt"/>
    </style:style>
    <style:style style:name="P12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13" style:family="paragraph" style:parent-style-name="Table_20_Contents">
      <style:text-properties fo:font-size="8pt" officeooo:rsid="001343d4" officeooo:paragraph-rsid="0026a997" style:font-size-asian="8pt" style:font-size-complex="8pt"/>
    </style:style>
    <style:style style:name="P14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15" style:family="paragraph" style:parent-style-name="Table_20_Contents">
      <style:text-properties fo:font-size="8pt" officeooo:rsid="00149e24" officeooo:paragraph-rsid="000d5cb3" style:font-size-asian="8pt" style:font-size-complex="8pt"/>
    </style:style>
    <style:style style:name="P16" style:family="paragraph" style:parent-style-name="Table_20_Contents">
      <style:text-properties fo:font-size="8pt" officeooo:rsid="00149e24" officeooo:paragraph-rsid="00385f41" style:font-size-asian="8pt" style:font-size-complex="8pt"/>
    </style:style>
    <style:style style:name="P17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18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19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0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21" style:family="paragraph" style:parent-style-name="Table_20_Contents">
      <style:text-properties fo:font-size="8pt" officeooo:rsid="0018f2b6" officeooo:paragraph-rsid="0008c202" style:font-size-asian="8pt" style:font-size-complex="8pt"/>
    </style:style>
    <style:style style:name="P22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23" style:family="paragraph" style:parent-style-name="Table_20_Contents">
      <style:text-properties fo:font-size="8pt" officeooo:rsid="001ab1f0" officeooo:paragraph-rsid="0050901b" style:font-size-asian="8pt" style:font-size-complex="8pt"/>
    </style:style>
    <style:style style:name="P24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25" style:family="paragraph" style:parent-style-name="Table_20_Contents">
      <style:text-properties fo:font-size="8pt" officeooo:rsid="001c0d08" officeooo:paragraph-rsid="001ab1f0" style:font-size-asian="8pt" style:font-size-complex="8pt"/>
    </style:style>
    <style:style style:name="P26" style:family="paragraph" style:parent-style-name="Table_20_Contents">
      <style:text-properties fo:font-size="8pt" officeooo:rsid="001c0d08" officeooo:paragraph-rsid="0050901b" style:font-size-asian="8pt" style:font-size-complex="8pt"/>
    </style:style>
    <style:style style:name="P27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28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29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0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1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32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3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34" style:family="paragraph" style:parent-style-name="Table_20_Contents">
      <style:text-properties fo:font-size="8pt" officeooo:rsid="00290a2e" officeooo:paragraph-rsid="001c0d08" style:font-size-asian="8pt" style:font-size-complex="8pt"/>
    </style:style>
    <style:style style:name="P35" style:family="paragraph" style:parent-style-name="Table_20_Contents">
      <style:text-properties fo:font-size="8pt" officeooo:rsid="00290a2e" officeooo:paragraph-rsid="0026a997" style:font-size-asian="8pt" style:font-size-complex="8pt"/>
    </style:style>
    <style:style style:name="P36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37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38" style:family="paragraph" style:parent-style-name="Table_20_Contents">
      <style:text-properties fo:font-size="8pt" officeooo:rsid="00311503" officeooo:paragraph-rsid="000bc04d" style:font-size-asian="8pt" style:font-size-complex="8pt"/>
    </style:style>
    <style:style style:name="P39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40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41" style:family="paragraph" style:parent-style-name="Table_20_Contents">
      <style:text-properties fo:font-size="8pt" officeooo:rsid="00385f41" officeooo:paragraph-rsid="00385f41" style:font-size-asian="8pt" style:font-size-complex="8pt"/>
    </style:style>
    <style:style style:name="P42" style:family="paragraph" style:parent-style-name="Table_20_Contents">
      <style:text-properties fo:font-size="8pt" officeooo:rsid="00391cd6" officeooo:paragraph-rsid="00391cd6" style:font-size-asian="8pt" style:font-size-complex="8pt"/>
    </style:style>
    <style:style style:name="P43" style:family="paragraph" style:parent-style-name="Table_20_Contents">
      <style:text-properties fo:font-size="8pt" officeooo:rsid="003df6ec" officeooo:paragraph-rsid="003df6ec" style:font-size-asian="8pt" style:font-size-complex="8pt"/>
    </style:style>
    <style:style style:name="P44" style:family="paragraph" style:parent-style-name="Table_20_Contents">
      <style:text-properties fo:font-size="8pt" officeooo:rsid="00476f4c" officeooo:paragraph-rsid="00476f4c" style:font-size-asian="8pt" style:font-size-complex="8pt"/>
    </style:style>
    <style:style style:name="P45" style:family="paragraph" style:parent-style-name="Table_20_Contents">
      <style:text-properties fo:font-size="8pt" officeooo:rsid="00493875" officeooo:paragraph-rsid="00493875" style:font-size-asian="8pt" style:font-size-complex="8pt"/>
    </style:style>
    <style:style style:name="P46" style:family="paragraph" style:parent-style-name="Table_20_Contents">
      <style:text-properties fo:font-size="8pt" officeooo:rsid="0049e59b" officeooo:paragraph-rsid="0049e59b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rsid="00523e74" officeooo:paragraph-rsid="00523e74" style:font-size-asian="8pt" style:font-size-complex="8pt"/>
    </style:style>
    <style:style style:name="P48" style:family="paragraph" style:parent-style-name="Table_20_Contents">
      <style:text-properties fo:font-size="8pt" officeooo:rsid="00324411" officeooo:paragraph-rsid="001ab1f0" style:font-size-asian="8pt" style:font-size-complex="8pt"/>
    </style:style>
    <style:style style:name="P49" style:family="paragraph" style:parent-style-name="Table_20_Contents">
      <style:text-properties fo:font-size="8pt" officeooo:rsid="00352d20" officeooo:paragraph-rsid="00352d20" style:font-size-asian="8pt" style:font-size-complex="8pt"/>
    </style:style>
    <style:style style:name="P50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51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52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523e74" officeooo:paragraph-rsid="00523e74" style:font-size-asian="8pt" style:font-size-complex="8pt"/>
    </style:style>
    <style:style style:name="P53" style:family="paragraph" style:parent-style-name="Table_20_Contents">
      <style:text-properties fo:font-size="8pt" officeooo:rsid="003fe43f" officeooo:paragraph-rsid="0050901b" style:font-size-asian="8pt" style:font-size-complex="8pt"/>
    </style:style>
    <style:style style:name="T1" style:family="text">
      <style:text-properties officeooo:rsid="0017c1ee"/>
    </style:style>
    <style:style style:name="T2" style:family="text">
      <style:text-properties officeooo:rsid="001ab1f0"/>
    </style:style>
    <style:style style:name="T3" style:family="text">
      <style:text-properties officeooo:rsid="001c0d08"/>
    </style:style>
    <style:style style:name="T4" style:family="text">
      <style:text-properties officeooo:rsid="001e28c5"/>
    </style:style>
    <style:style style:name="T5" style:family="text">
      <style:text-properties officeooo:rsid="00201315"/>
    </style:style>
    <style:style style:name="T6" style:family="text">
      <style:text-properties officeooo:rsid="00290a2e"/>
    </style:style>
    <style:style style:name="T7" style:family="text">
      <style:text-properties officeooo:rsid="002b0d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2" office:value-type="string">
              <text:p text:style-name="P52">Grown up JS</text:p>
            </table:table-cell>
            <table:covered-table-cell/>
            <table:table-cell table:style-name="Table1.A1" office:value-type="string">
              <text:p text:style-name="P51">Node</text:p>
            </table:table-cell>
            <table:table-cell table:style-name="Table1.D1" table:number-columns-spanned="2" office:value-type="string">
              <text:p text:style-name="P51">Java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37"/>
            <text:p text:style-name="P47">build tools</text:p>
          </table:table-cell>
          <table:covered-table-cell/>
          <table:table-cell table:style-name="Table1.A2" table:number-rows-spanned="2" office:value-type="string">
            <text:p text:style-name="P27">Last week talked about JS on he browser. <text:s/>In fact for much of its life JS only in browser so one of methods form before </text:p>
            <text:p text:style-name="P8"/>
            <text:p text:style-name="P27">Then this happened:</text:p>
            <text:p text:style-name="P27">Bow down t uber-geek</text:p>
            <text:p text:style-name="P19">Then Ryan Da<text:span text:style-name="T1">h</text:span>l (video?) 2009</text:p>
            <text:p text:style-name="P19"><text:a xlink:type="simple" xlink:href="https://www.youtube.com/watch?v=ztspvPYybIY" text:style-name="Internet_20_link" text:visited-style-name="Visited_20_Internet_20_Link">https://www.youtube.com/watch?v=ztspvPYybIY</text:a></text:p>
            <text:p text:style-name="P19"/>
            <text:p text:style-name="P27">A C+ project – straddle divide between application and system engineering</text:p>
            <text:p text:style-name="P27"/>
            <text:p text:style-name="P29">V8 / libuv slide again</text:p>
            <text:p text:style-name="P8"/>
            <text:p text:style-name="P29"/>
            <text:p text:style-name="P8"/>
            <text:p text:style-name="P7"/>
          </table:table-cell>
          <table:table-cell table:style-name="Table1.A2" table:number-rows-spanned="2" office:value-type="string">
            <text:p text:style-name="P6">JS</text:p>
            <text:p text:style-name="P6">Prototype inheritance </text:p>
            <text:p text:style-name="P6">OLOO (Kyle Simpson)</text:p>
            <text:p text:style-name="P6">offers fantastic flexibility – pseudo classical /</text:p>
            <text:p text:style-name="P6"><text:s/></text:p>
            <text:p text:style-name="P6">Closure – dynamic scope (functional vs lexical)</text:p>
            <text:p text:style-name="P6">Think of a stack</text:p>
            <text:p text:style-name="P6"/>
          </table:table-cell>
          <table:table-cell table:style-name="Table1.E2" table:number-rows-spanned="2" office:value-type="string">
            <text:p text:style-name="P6">Java</text:p>
            <text:p text:style-name="P6">class inheritace</text:p>
            <text:p text:style-name="P6"/>
            <text:p text:style-name="P6"/>
            <text:p text:style-name="P6"/>
            <text:p text:style-name="P6"/>
            <text:p text:style-name="P6">static, global </text:p>
            <text:p text:style-name="P6">however public is global necessitating workarounds such as OSGi</text:p>
            <text:p text:style-name="P6"/>
            <text:p text:style-name="P44">Concurrency modeL;</text:p>
            <text:p text:style-name="P44"/>
            <text:p text:style-name="P44">Java – singel process, multiple threads, shared memory</text:p>
            <text:p text:style-name="P44"/>
            <text:p text:style-name="P44">JS – mutliple processes, message passing</text:p>
            <text:p text:style-name="P44"/>
            <text:p text:style-name="P44">static types more complex</text:p>
            <text:p text:style-name="P44"/>
            <text:p text:style-name="P46">varibale hoisting</text:p>
            <text:p text:style-name="P46"/>
            <text:p text:style-name="P46">coercion</text:p>
            <text:p text:style-name="P46">1. only use if(x)</text:p>
            <text:p text:style-name="P46">2. only use ===, not ==</text:p>
            <text:p text:style-name="P46"/>
            <text:p text:style-name="P46">https://wtfjs.com/</text:p>
          </table:table-cell>
        </table:table-row>
        <table:table-row>
          <table:table-cell table:style-name="Table1.A2" table:number-columns-spanned="2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9">node01 &gt; node04</text:p>
            <text:p text:style-name="P29">js &gt; node &gt; os</text:p>
            <text:p text:style-name="P29"/>
            <text:p text:style-name="P29">Introduce callback mechanism</text:p>
            <text:p text:style-name="P29">when fn finishes then callback</text:p>
            <text:p text:style-name="P28"/>
            <text:p text:style-name="P28">‘event driven architecture’</text:p>
            <text:p text:style-name="P29">not unique but excellent for use case of IO bound procss which any network server such as a web server is</text:p>
            <text:p text:style-name="P29"/>
            <text:p text:style-name="P32">NB: constraints – single threaded -reasonable but not always appropriate</text:p>
            <text:p text:style-name="P29"/>
            <text:p text:style-name="P29">note: not unique</text:p>
            <text:p text:style-name="P28"><text:span text:style-name="T4">java equivalent vert.x</text:span> </text:p>
          </table:table-cell>
          <table:table-cell table:style-name="Table1.E2" table:number-columns-spanned="2" office:value-type="string">
            <text:p text:style-name="P6">Pseudo Classical False Friends</text:p>
            <text:p text:style-name="P6">extends Class typeof </text:p>
            <text:p text:style-name="P6"/>
            <text:p text:style-name="P43">concurrency – memory sharing vs messages (mindmap)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38"/>
            <text:p text:style-name="P10"/>
            <text:p text:style-name="P12"/>
          </table:table-cell>
          <table:covered-table-cell/>
          <table:table-cell table:style-name="Table1.A2" office:value-type="string">
            <text:p text:style-name="P32">video on callbacks and event loop</text:p>
            <text:p text:style-name="P32"/>
          </table:table-cell>
          <table:table-cell table:style-name="Table1.E2" table:number-rows-spanned="3" table:number-columns-spanned="2" office:value-type="string">
            <text:p text:style-name="P36">Simplicity:</text:p>
            <text:p text:style-name="P36">0.1 + 0.2 !== 0.3 actually a good thing</text:p>
            <text:p text:style-name="P36"/>
            <text:p text:style-name="P36">Two scope hierachies</text:p>
            <text:p text:style-name="P36">- inheritance</text:p>
            <text:p text:style-name="P36">- functional/closure (execution context linked to ‘XXX external context)</text:p>
            <text:p text:style-name="P36">- <text:span text:style-name="T7">callstack plus tables (article)</text:span></text:p>
            <text:p text:style-name="P36"/>
            <text:p text:style-name="P39">Packages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30">So back to node04</text:p>
            <text:p text:style-name="P32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/>
            <text:p text:style-name="P3"/>
          </table:table-cell>
          <table:covered-table-cell/>
          <table:table-cell table:style-name="Table1.A2" office:value-type="string">
            <text:p text:style-name="P32">Back to node04</text:p>
            <text:p text:style-name="P32">Tooling in same language as software</text:p>
            <text:p text:style-name="P31">Tools – eat own dogfood</text:p>
            <text:p text:style-name="P31"/>
            <text:p text:style-name="P32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32">npm (/yarn)</text:p>
            <text:p text:style-name="P32">flaws</text:p>
            <text:p text:style-name="P32">- yes! <text:s/>too simple</text:p>
            <text:p text:style-name="P32">- mashup (XXX worst dependencies..?)</text:p>
            <text:p text:style-name="P32">- dumb governance</text:p>
            <text:p text:style-name="P32">- legendary pakage removal</text:p>
            <text:p text:style-name="P32">- ‘OS’ vs ‘enterprise’ mindset</text:p>
            <text:p text:style-name="P29"/>
          </table:table-cell>
          <table:table-cell table:style-name="Table1.E2" table:number-columns-spanned="2" office:value-type="string">
            <text:p text:style-name="P9">Build process – similar</text:p>
            <text:p text:style-name="P20">Now JS target of source-to-source compilers just as java bytecode</text:p>
            <text:p text:style-name="P40">JS known to be too complex</text:p>
            <text:p text:style-name="P9"/>
            <text:p text:style-name="P14">Enterprise – Java’s unfotnate turn to containers and declarative approaches</text:p>
            <text:p text:style-name="P14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0">.</text:p>
            <text:p text:style-name="P50"/>
            <text:p text:style-name="P35"/>
          </table:table-cell>
          <table:covered-table-cell/>
          <table:table-cell table:style-name="Table1.A2" office:value-type="string">
            <text:p text:style-name="P32">In Enterprise:</text:p>
            <text:p text:style-name="P32">- tooling snyk, blackduck etc</text:p>
            <text:p text:style-name="P32">- more in last workshop</text:p>
            <text:p text:style-name="P32">- frequent updates</text:p>
            <text:p text:style-name="P32">- provenance of code (Keith’s article)</text:p>
          </table:table-cell>
          <table:table-cell table:style-name="Table1.E2" table:number-columns-spanned="2" office:value-type="string">
            <text:p text:style-name="P33">Debugging</text:p>
            <text:p text:style-name="P33"/>
            <text:p text:style-name="P33">Linting</text:p>
            <text:p text:style-name="P33"/>
            <text:p text:style-name="P36">Transpiling</text:p>
            <text:p text:style-name="P36">- babel</text:p>
            <text:p text:style-name="P36">- polyfills (weakness inot strengh)</text:p>
            <text:p text:style-name="P36">(-ponyfills ..?)</text:p>
            <text:p text:style-name="P36">- post-css</text:p>
            <text:p text:style-name="P36"/>
            <text:p text:style-name="P36"/>
            <text:p text:style-name="P44">JS – mixed heritage </text:p>
            <text:p text:style-name="P44">- OO: self/smalltalk</text:p>
            <text:p text:style-name="P44">- functional: scheme / lisp : functions lexical closur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25T15:21:22.943763225</dc:date>
    <meta:editing-duration>P2DT11H50M16S</meta:editing-duration>
    <meta:editing-cycles>28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85" meta:word-count="374" meta:character-count="2377" meta:non-whitespace-character-count="2065"/>
  </office:meta>
</office:document-meta>
</file>